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200%"/>
      <style:text-properties style:font-name="Calibri" fo:font-size="12pt" style:font-size-asian="12pt" style:font-size-complex="12pt"/>
    </style:style>
    <style:style style:name="P2" style:family="paragraph" style:parent-style-name="Preformatted_20_Text">
      <style:paragraph-properties fo:line-height="200%"/>
      <style:text-properties style:font-name="Calibri" fo:font-size="12pt" style:font-size-asian="12pt" style:font-size-complex="12pt"/>
    </style:style>
    <style:style style:name="P3" style:family="paragraph" style:parent-style-name="Preformatted_20_Text">
      <style:paragraph-properties fo:margin-top="0in" fo:margin-bottom="0.1965i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user has moved to Titan to take a new job. <text:s/>Titan a town ringed by a mountain range and cleaved in half by a river, both of the same name is home to the Titians. <text:s/>Titan was founded by immigrants though no one is quite certain from whence the immigrants originated. <text:s/>Titians are a bit different, naturally suspicious but friendly. <text:s text:c="2"/>In order to fit in the user must learn and apply physics principles (outlined in Alien_Trail_Concepts_and_Scenarios). <text:s/>As tasks are accomplished the newcomer is accepted and given more freedom to move about town and explore some sites about which the locals seem rather sensitive. <text:s/></text:p>
      <text:p text:style-name="P1">As the tasks and story are further developed the necessary geography and other specifics of Titan will be filled in. <text:s/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rika nulan</meta:initial-creator>
    <meta:creation-date>2013-04-05T01:46:36.35</meta:creation-date>
    <dc:date>2013-04-05T09:52:02.13</dc:date>
    <dc:creator>erika nulan</dc:creator>
    <meta:editing-duration>PT7H50M14S</meta:editing-duration>
    <meta:editing-cycles>4</meta:editing-cycles>
    <meta:generator>OpenOffice.org/3.3$Win32 OpenOffice.org_project/330m20$Build-9567</meta:generator>
    <meta:document-statistic meta:table-count="0" meta:image-count="0" meta:object-count="0" meta:page-count="1" meta:paragraph-count="2" meta:word-count="124" meta:character-count="736"/>
  </office:meta>
</office:document-meta>
</file>